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3.4992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1.0953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election" table:style-name="ta1">
        <table:shapes>
          <draw:frame draw:z-index="0" draw:style-name="gr1" draw:text-style-name="P1" svg:width="6.2937in" svg:height="3.5362in" svg:x="0.0575in" svg:y="1.7906in">
            <draw:object draw:notify-on-update-of-ranges="selection.A2:selection.A6 selection.B1:selection.B1 selection.B2:selection.B6 selection.C1:selection.C1 selection.C2:selection.C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1in" svg:height="3.5362in" svg:x="7.1539in" svg:y="1.7906in">
            <draw:object draw:notify-on-update-of-ranges="selection.A2:selection.A6 selection.C1:selection.C1 selection.C2:selection.C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itness 1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tness 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tness 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tness 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tness 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regression_problem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unction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best fitness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population size</text:p>
          </table:table-cell>
          <table:table-cell office:value-type="string" calcext:value-type="string">
            <text:p>max generation</text:p>
          </table:table-cell>
          <table:table-cell office:value-type="string" calcext:value-type="string">
            <text:p>max tree depth</text:p>
          </table:table-cell>
          <table:table-cell office:value-type="string" calcext:value-type="string">
            <text:p>select function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MUL(2.1917830320698783,MUL(-0.44632947862027184,SUM(RPOW(5.0)(a),MUL(-0.5637719196661424,a))))</text:p>
          </table:table-cell>
          <table:table-cell office:value-type="float" office:value="262.8648" calcext:value-type="float">
            <text:p>262.8648</text:p>
          </table:table-cell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10)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MUL(SUB(SUB(a,SUM(MUL(-0.787737840933052,a),a)),MUL(RPOW(2.0)(a),a)),0.9091651256461413)</text:p>
          </table:table-cell>
          <table:table-cell table:style-name="ce2" office:value-type="float" office:value="474.6201" calcext:value-type="float">
            <text:p>474.6201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10)</text:p>
          </table:table-cell>
        </table:table-row>
        <table:table-row table:style-name="ro1">
          <table:table-cell office:value-type="string" calcext:value-type="string">
            <text:p>quintic</text:p>
          </table:table-cell>
          <table:table-cell office:value-type="string" calcext:value-type="string">
            <text:p>MUL(SUB(RPOW(3.0)(a),a),SUM(SUB(SUM(SUB(-0.8418756494419606,-2.0037577343534423),SUM(-3.0371045703834447,0.25556273491731396)),SUM(a,-0.8380151005270537)),a))</text:p>
          </table:table-cell>
          <table:table-cell office:value-type="float" office:value="394.9625" calcext:value-type="float">
            <text:p>394.9625</text:p>
          </table:table-cell>
          <table:table-cell office:value-type="float" office:value="87" calcext:value-type="float">
            <text:p>87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urnament(1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23:14:29.527325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2:28:39.859794246</meta:creation-date>
    <dc:date>2016-04-12T19:14:40.467062755</dc:date>
    <meta:editing-duration>PT19H51M59S</meta:editing-duration>
    <meta:editing-cycles>5</meta:editing-cycles>
    <meta:generator>LibreOffice/4.2.8.2$Linux_X86_64 LibreOffice_project/420m0$Build-2</meta:generator>
    <meta:document-statistic meta:table-count="2" meta:cell-count="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7cm" svg:height="8.983cm" xlink:href=".." xlink:type="simple" chart:class="chart:circle" chart:style-name="ch1">
        <chart:legend chart:legend-position="end" svg:x="13.75cm" svg:y="3.041cm" style:legend-expansion="high" chart:style-name="ch2"/>
        <chart:plot-area chart:style-name="ch3" table:cell-range-address="selection.A1:selection.C6" chart:data-source-has-labels="both" svg:x="0.319cm" svg:y="0.179cm" svg:width="13.112cm" svg:height="8.625cm">
          <chartooo:coordinate-region svg:x="2.563cm" svg:y="0.18cm" svg:width="8.624cm" svg:height="8.624cm"/>
          <chart:axis chart:dimension="x" chart:name="primary-x" chart:style-name="ch4" chartooo:axis-type="auto">
            <chartooo:date-scale/>
            <chart:categories table:cell-range-address="selection.A2:selection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lection.B2:selection.B6" chart:label-cell-address="selection.B1:selection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selection.C2:selection.C6" chart:label-cell-address="selection.C1:selection.C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</text:p>
                <draw:g>
                  <svg:desc>selection.B1:selection.B1</svg:desc>
                </draw:g>
              </table:table-cell>
              <table:table-cell office:value-type="string">
                <text:p>data</text:p>
                <draw:g>
                  <svg:desc>selection.C1:selec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tness 1</text:p>
                <draw:g>
                  <svg:desc>selection.A2:selection.A6</svg:desc>
                </draw:g>
              </table:table-cell>
              <table:table-cell office:value-type="float" office:value="105">
                <text:p>105</text:p>
                <draw:g>
                  <svg:desc>selection.B2:selection.B6</svg:desc>
                </draw:g>
              </table:table-cell>
              <table:table-cell office:value-type="float" office:value="5">
                <text:p>5</text:p>
                <draw:g>
                  <svg:desc>selection.C2:selection.C6</svg:desc>
                </draw:g>
              </table:table-cell>
            </table:table-row>
            <table:table-row>
              <table:table-cell office:value-type="string">
                <text:p>Fitness 2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tness 3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tness 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tness 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8cm" svg:height="8.983cm" xlink:href=".." xlink:type="simple" chart:class="chart:circle" chart:style-name="ch1">
        <chart:legend chart:legend-position="end" svg:x="13.751cm" svg:y="3.041cm" style:legend-expansion="high" chart:style-name="ch2"/>
        <chart:plot-area chart:style-name="ch3" table:cell-range-address="selection.A2:selection.A6 selection.C1:selection.C6" chart:data-source-has-labels="both" svg:x="0.319cm" svg:y="0.179cm" svg:width="13.113cm" svg:height="8.625cm">
          <chartooo:coordinate-region svg:x="2.563cm" svg:y="0.18cm" svg:width="8.624cm" svg:height="8.624cm"/>
          <chart:axis chart:dimension="x" chart:name="primary-x" chart:style-name="ch4" chartooo:axis-type="auto">
            <chartooo:date-scale/>
            <chart:categories table:cell-range-address="selection.A2:selection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lection.C2:selection.C6" chart:label-cell-address="selection.C1:selection.C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</text:p>
                <draw:g>
                  <svg:desc>selection.C1:selec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tness 1</text:p>
                <draw:g>
                  <svg:desc>selection.A2:selection.A6</svg:desc>
                </draw:g>
              </table:table-cell>
              <table:table-cell office:value-type="float" office:value="5">
                <text:p>5</text:p>
                <draw:g>
                  <svg:desc>selection.C2:selection.C6</svg:desc>
                </draw:g>
              </table:table-cell>
            </table:table-row>
            <table:table-row>
              <table:table-cell office:value-type="string">
                <text:p>Fitness 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tness 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tness 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tness 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